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Part 2</text:span></text:p>
      <text:p text:style-name="P1"/>
      <text:p text:style-name="Standard"><text:span text:style-name="T1">1. Select the right statement about referring a Spring confguration fle inside</text:span></text:p>
      <text:p text:style-name="Standard"><text:span text:style-name="T1">the package com . example . myapp</text:span></text:p>
      <text:p text:style-name="Standard"><text:span text:style-name="T1">in the below example ?</text:span></text:p>
      <text:p text:style-name="Standard"><text:span text:style-name="T1">ApplicationContext context = new</text:span></text:p>
      <text:p text:style-name="Standard"><text:span text:style-name="T1">ClassPathXmlApplicationContext (" classpath :/ com . example . myapp . confg . xml ")</text:span></text:p>
      <text:p text:style-name="Standard"><text:span text:style-name="T1">;</text:span></text:p>
      <text:p text:style-name="Standard">a . all of the above</text:p>
      <text:p text:style-name="Standard">b . The classpath : prefx could be omitted</text:p>
      <text:p text:style-name="Standard">c . Package name using the dot character is not well formatted</text:p>
      <text:p text:style-name="Standard">d . The slash character preceding com . example could be omit</text:p>
      <text:p text:style-name="Standard"/>
      <text:p text:style-name="Standard"/>
      <text:p text:style-name="Standard"><text:span text:style-name="T1">2. Using the Spring AOP framework , what is the visibility of the method</text:span></text:p>
      <text:p text:style-name="Standard"><text:span text:style-name="T1">matches by the following join point ?</text:span></text:p>
      <text:p text:style-name="Standard"><text:span text:style-name="T1">@ Pointcut (" execution (* *(..))")</text:span></text:p>
      <text:p text:style-name="Standard"><text:span text:style-name="T1">private void anyOperation () {};</text:span></text:p>
      <text:p text:style-name="Standard">a . Public methods</text:p>
      <text:p text:style-name="Standard">b . All methods , whereas their visibility</text:p>
      <text:p text:style-name="Standard"><text:soft-page-break/>c . All methods , except private method</text:p>
      <text:p text:style-name="Standard">d . Protected and public methods</text:p>
      <text:p text:style-name="P1"/>
      <text:p text:style-name="P1"/>
      <text:p text:style-name="Standard"><text:span text:style-name="T1">3. What the name of the bean defned in the following confguration class ?</text:span></text:p>
      <text:p text:style-name="Standard"><text:span text:style-name="T1">Select a single answer .</text:span></text:p>
      <text:p text:style-name="Standard"><text:span text:style-name="T1">@Confguration</text:span></text:p>
      <text:p text:style-name="Standard"><text:span text:style-name="T1">public class ApplicationConfg {</text:span></text:p>
      <text:p text:style-name="Standard"><text:span text:style-name="T1">@Autowired</text:span></text:p>
      <text:p text:style-name="Standard"><text:span text:style-name="T1">private DataSource dataSource ;</text:span></text:p>
      <text:p text:style-name="Standard"><text:span text:style-name="T1">@Bean</text:span></text:p>
      <text:p text:style-name="Standard"><text:span text:style-name="T1">ClientRepository clientRepository () {</text:span></text:p>
      <text:p text:style-name="Standard"><text:span text:style-name="T1">ClientRepository accountRepository = new JpaClientRepository ();</text:span></text:p>
      <text:p text:style-name="Standard"><text:span text:style-name="T1">accountRepository . setDataSource ( dataSource );</text:span></text:p>
      <text:p text:style-name="Standard"><text:span text:style-name="T1">return accountRepository ;</text:span></text:p>
      <text:p text:style-name="Standard"><text:span text:style-name="T1">}</text:span></text:p>
      <text:p text:style-name="Standard"><text:span text:style-name="T1">}</text:span></text:p>
      <text:p text:style-name="Standard">a . clientRepository</text:p>
      <text:p text:style-name="Standard">b . JpaClientRepository</text:p>
      <text:p text:style-name="Standard">c . jpaClientRepository</text:p>
      <text:p text:style-name="Standard">d . Two beans are defned : a data souce and a repository</text:p>
      <text:p text:style-name="Standard"><text:soft-page-break/></text:p>
      <text:p text:style-name="Standard"/>
      <text:p text:style-name="Standard"><text:span text:style-name="T1">4. Which of the following is true regarding the below Spring controller ?</text:span></text:p>
      <text:p text:style-name="Standard"><text:span text:style-name="T1">@RestController</text:span></text:p>
      <text:p text:style-name="Standard"><text:span text:style-name="T1">public class OwnerController {</text:span></text:p>
      <text:p text:style-name="Standard"><text:span text:style-name="T1">@ RequestMapping ( value = "/ owner /{ ownerId }", method =</text:span></text:p>
      <text:p text:style-name="Standard"><text:span text:style-name="T1">RequestMethod . POST )</text:span></text:p>
      <text:p text:style-name="Standard"><text:span text:style-name="T1">@ResponseBody</text:span></text:p>
      <text:p text:style-name="Standard"><text:span text:style-name="T1">public Owner fndOwner (@ PathVariable (" ownerId ") int ownerId ) {</text:span></text:p>
      <text:p text:style-name="Standard"><text:span text:style-name="T1">return new Owner ();</text:span></text:p>
      <text:p text:style-name="Standard"><text:span text:style-name="T1">}</text:span></text:p>
      <text:p text:style-name="Standard"><text:span text:style-name="T1">}</text:span></text:p>
      <text:p text:style-name="Standard">a . RequestMethod . GET method is more accurate than POST</text:p>
      <text:p text:style-name="Standard">b . @ ResponseBody could be removed</text:p>
      <text:p text:style-name="Standard">c . @ PathVariable should be replaced with the @ PathParam annotation</text:p>
      <text:p text:style-name="Standard">d . Returning the 201 HTTP status code is better</text:p>
      <text:p text:style-name="Standard"/>
      <text:p text:style-name="Standard"/>
      <text:p text:style-name="Standard"><text:span text:style-name="T1">5. What is an advice ? Select a unique answer .</text:span></text:p>
      <text:p text:style-name="Standard">a . An action taken by an aspect at a particular join point</text:p>
      <text:p text:style-name="Standard">b . A point during the execution of a program</text:p>
      <text:p text:style-name="Standard"><text:soft-page-break/>c . An aspect and a pointcut</text:p>
      <text:p text:style-name="Standard">d . A predicate that matches join points</text:p>
      <text:p text:style-name="Standard"/>
      <text:p text:style-name="Standard"/>
      <text:p text:style-name="Standard"><text:span text:style-name="T1">6. What is the easiest method to write a unit test ?</text:span></text:p>
      <text:p text:style-name="Standard">a . @ RequestMapping ("/ displayAccount ")</text:p>
      <text:p text:style-name="Standard">String displayAccount (@ RequestParam (" accountId ") int id , Model model )</text:p>
      <text:p text:style-name="Standard">b . void displayAccount ( HttpServletRequest req , HttpServletResponse resp )</text:p>
      <text:p text:style-name="Standard">throws ServletException ,</text:p>
      <text:p text:style-name="Standard">IOException</text:p>
      <text:p text:style-name="Standard">c . void displayAccount ( HttpServletRequest req , HttpSession Session )</text:p>
      <text:p text:style-name="Standard">throws ServletException , IOException</text:p>
      <text:p text:style-name="Standard">d . @ RequestMapping ("/ displayAccount ")</text:p>
      <text:p text:style-name="Standard">String displayAccount (@ PathVariable (" accountId ") int id , Model model )</text:p>
      <text:p text:style-name="Standard"/>
      <text:p text:style-name="Standard"/>
      <text:p text:style-name="Standard"><text:span text:style-name="T1">7. Select method ’ s signatures that match with the following pointcut :</text:span></text:p>
      <text:p text:style-name="Standard"><text:span text:style-name="T1">execution (* com . test . service ..*.*(*))</text:span></text:p>
      <text:p text:style-name="Standard">a . void com . test . service . MyServiceImpl # transfert ( Money amount )</text:p>
      <text:p text:style-name="Standard">b . void com . test . service . account . MyServiceImpl # transfert ( Money amount )</text:p>
      <text:p text:style-name="Standard">c . void com . test . service . MyServiceImpl # transfert ( Account account , Money</text:p>
      <text:p text:style-name="Standard"><text:soft-page-break/>amount )</text:p>
      <text:p text:style-name="Standard">d . void com . test . service . account . MyServiceImpl # transfert ( Account account ,</text:p>
      <text:p text:style-name="Standard">Money amount )</text:p>
      <text:p text:style-name="Standard">e . None of the above</text:p>
      <text:p text:style-name="Standard"/>
      <text:p text:style-name="Standard"/>
      <text:p text:style-name="Standard"><text:span text:style-name="T1">8. Given the following confguration class , what are the correct afrmations ?</text:span></text:p>
      <text:p text:style-name="Standard"><text:span text:style-name="T1">Select one or more answers .</text:span></text:p>
      <text:p text:style-name="Standard"><text:span text:style-name="T1">public class ApplicationConfg {</text:span></text:p>
      <text:p text:style-name="Standard"><text:span text:style-name="T1">private DataSource dataSource ;</text:span></text:p>
      <text:p text:style-name="Standard"><text:span text:style-name="T1">@Autowired</text:span></text:p>
      <text:p text:style-name="Standard"><text:span text:style-name="T1">public ApplicationConfg ( DataSource dataSource ) {this . dataSource = dataSource ;</text:span></text:p>
      <text:p text:style-name="Standard"><text:span text:style-name="T1">}</text:span></text:p>
      <text:p text:style-name="Standard"><text:span text:style-name="T1">@ Bean ( name =" clientRepository ")</text:span></text:p>
      <text:p text:style-name="Standard"><text:span text:style-name="T1">ClientRepository jpaClientRepository () {</text:span></text:p>
      <text:p text:style-name="Standard"><text:span text:style-name="T1">return new JpaClientRepository ();</text:span></text:p>
      <text:p text:style-name="Standard"><text:span text:style-name="T1">}</text:span></text:p>
      <text:p text:style-name="Standard"><text:span text:style-name="T1">}</text:span></text:p>
      <text:p text:style-name="Standard">a . Confguration annotation is missing</text:p>
      <text:p text:style-name="Standard">b . Default or no - arg constructor is missing</text:p>
      <text:p text:style-name="Standard">c . @ Bean name is ambiguous</text:p>
      <text:p text:style-name="Standard"><text:soft-page-break/>d . @ Bean scope is prototype</text:p>
      <text:p text:style-name="Standard"/>
      <text:p text:style-name="Standard"/>
      <text:p text:style-name="Standard"><text:span text:style-name="T1">9. Using JdbcTemplate , what is the Spring provided class you will use for result</text:span></text:p>
      <text:p text:style-name="Standard"><text:span text:style-name="T1">set parsing and merging rows</text:span></text:p>
      <text:p text:style-name="Standard"><text:span text:style-name="T1">into a single object ? Select a unique answer .</text:span></text:p>
      <text:p text:style-name="Standard">a . ResultSetExtractor</text:p>
      <text:p text:style-name="Standard">b . RowMapper</text:p>
      <text:p text:style-name="Standard">c . RowCallbackHandler</text:p>
      <text:p text:style-name="Standard">d . ResultSetMapper</text:p>
      <text:p text:style-name="P1"/>
      <text:p text:style-name="P1"/>
      <text:p text:style-name="Standard"><text:span text:style-name="T1">10. Spring - WS provides various abstract endpoint classes for you to process the request .</text:span></text:p>
      <text:p text:style-name="Standard">a ) org . springframework . ws . server . endpoint</text:p>
      <text:p text:style-name="Standard">b ) org . springframework . ws . server</text:p>
      <text:p text:style-name="Standard">c ) org . springframework .*</text:p>
      <text:p text:style-name="Standard">d ) none of the mentioned</text:p>
      <text:p text:style-name="Standard"/>
      <text:p text:style-name="Standard"/>
      <text:p text:style-name="Standard"><text:span text:style-name="T1">11. Which method is used to gracefully shutdown all the bean processes after closing the</text:span></text:p>
      <text:p text:style-name="Standard"><text:span text:style-name="T1">spring container ?</text:span></text:p>
      <text:p text:style-name="Standard"><text:soft-page-break/>A . shutdownHook</text:p>
      <text:p text:style-name="Standard">B . destory method</text:p>
      <text:p text:style-name="Standard">C . none of the mentioned</text:p>
      <text:p text:style-name="Standard">D . all of the mentioned</text:p>
      <text:p text:style-name="Standard"/>
      <text:p text:style-name="Standard"/>
      <text:p text:style-name="Standard"><text:span text:style-name="T1">12. Declaring bean form object properties can be done using :-</text:span></text:p>
      <text:p text:style-name="Standard">A . PropertyPathFactoryBean</text:p>
      <text:p text:style-name="Standard">B . util : constant</text:p>
      <text:p text:style-name="Standard">C . None of the mentioned</text:p>
      <text:p text:style-name="Standard">D . All of the mentioned</text:p>
      <text:p text:style-name="Standard"/>
      <text:p text:style-name="Standard"/>
      <text:p text:style-name="Standard"><text:span text:style-name="T1">13. What are the ways to create custom Property Editors ?</text:span></text:p>
      <text:p text:style-name="Standard">A . implement PropertyEditor interface</text:p>
      <text:p text:style-name="Standard">B . extend PropertyEditorSupport Class</text:p>
      <text:p text:style-name="Standard">C . none of the mentioned</text:p>
      <text:p text:style-name="Standard">D . all of the mentioned</text:p>
      <text:p text:style-name="Standard"/>
      <text:p text:style-name="Standard"/>
      <text:p text:style-name="Standard"><text:span text:style-name="T1">14. Spring Web MVC ( and in Spring in general ) is the " Open for extension , closed for</text:span></text:p>
      <text:p text:style-name="Standard"><text:soft-page-break/><text:span text:style-name="T1">modifcation " principle . The reason that this principle is being mentioned here is because a</text:span></text:p>
      <text:p text:style-name="Standard">number of methods in the core classes in Spring Web MVC are marked fnal .</text:p>
      <text:p text:style-name="Standard">A . true</text:p>
      <text:p text:style-name="Standard">B . false</text:p>
      <text:p text:style-name="Standard"/>
      <text:p text:style-name="Standard"/>
      <text:p text:style-name="Standard"><text:span text:style-name="T1">15. Which of the among is not a special bean in WebApplicationContext ?</text:span></text:p>
      <text:p text:style-name="Standard">a . Locale resolver</text:p>
      <text:p text:style-name="Standard">b . Theme resolver</text:p>
      <text:p text:style-name="Standard">c . multipart fle</text:p>
      <text:p text:style-name="Standard">d . resolver</text:p>
      <text:p text:style-name="Standard">e . Handler exception resolver</text:p>
      <text:p text:style-name="Standard">f . Handler mappings</text:p>
      <text:p text:style-name="Standard">g . Non of the above</text:p>
      <text:p text:style-name="Standard"/>
      <text:p text:style-name="Standard"/>
      <text:p text:style-name="Standard"><text:span text:style-name="T1">16. How the Spring DispatcherServlet supports for returning the last - modifcation - date , as</text:span></text:p>
      <text:p text:style-name="Standard"><text:span text:style-name="T1">specifed by the Servlet API ?</text:span></text:p>
      <text:p text:style-name="Standard">a . By implementing the LastModifed interface</text:p>
      <text:p text:style-name="Standard">b . By implementing the LastSessionModifed interface</text:p>
      <text:p text:style-name="Standard">c . By implementing the LastDateModifed interface</text:p>
      <text:p text:style-name="Standard"><text:soft-page-break/>d . By implementing the LastModifedDate interface</text:p>
      <text:p text:style-name="P1"/>
      <text:p text:style-name="P1"/>
      <text:p text:style-name="Standard"><text:span text:style-name="T1">37. @ RequestMapping annotation is used to map a HTTP request method ( GET or POST ) to a specifc class or method in the controller which will handle the respective request ?</text:span></text:p>
      <text:p text:style-name="Standard">1. false</text:p>
      <text:p text:style-name="Standard">2. true</text:p>
      <text:p text:style-name="P1"/>
      <text:p text:style-name="P1"/>
      <text:p text:style-name="Standard"><text:span text:style-name="T1">18. Which of the following exception classes is related to all the exceptions thrown in spring</text:span></text:p>
      <text:p text:style-name="Standard"><text:span text:style-name="T1">applications ?</text:span></text:p>
      <text:p text:style-name="Standard">1. DataAccessException</text:p>
      <text:p text:style-name="Standard">2. ArrayIndexOutofBound .</text:p>
      <text:p text:style-name="Standard">3. NullPointerException .</text:p>
      <text:p text:style-name="Standard">4. SpringException .</text:p>
      <text:p text:style-name="Standard">5. None of these .</text:p>
      <text:p text:style-name="Standard"/>
      <text:p text:style-name="Standard"/>
      <text:p text:style-name="Standard"><text:span text:style-name="T1">19. Which of the following is true for Controllers in Spring ?</text:span></text:p>
      <text:p text:style-name="Standard">1. An abstract class .</text:p>
      <text:p text:style-name="Standard">2. An interface .</text:p>
      <text:p text:style-name="Standard">3. Concrete class .</text:p>
      <text:p text:style-name="Standard"><text:soft-page-break/>4. Final class .</text:p>
      <text:p text:style-name="Standard">5. None of these .</text:p>
      <text:p text:style-name="Standard"/>
      <text:p text:style-name="Standard"/>
      <text:p text:style-name="Standard"><text:span text:style-name="T1">20. Annotations work as metadata for classes and Spring uses annotations as an alternative</text:span></text:p>
      <text:p text:style-name="Standard"><text:span text:style-name="T1">to XML for declarative confguration . Is it true or false ?</text:span></text:p>
      <text:p text:style-name="Standard">1. false</text:p>
      <text:p text:style-name="Standard">2. True</text:p>
      <text:p text:style-name="Standard"/>
      <text:p text:style-name="Standard"/>
      <text:p text:style-name="Standard"><text:span text:style-name="T1">21. Which of the following specify the points where weaving can be applied ?</text:span></text:p>
      <text:p text:style-name="Standard">1. Compile Time , Classload Time , load time .</text:p>
      <text:p text:style-name="Standard">2. Compile Time , Classload Time , Runtime</text:p>
      <text:p text:style-name="Standard">3. Compile Time and Runtime .</text:p>
      <text:p text:style-name="Standard">4. Compile Time and Classload Time .</text:p>
      <text:p text:style-name="Standard">5. None of these .</text:p>
      <text:p text:style-name="Standard"/>
      <text:p text:style-name="Standard"/>
      <text:p text:style-name="Standard"><text:span text:style-name="T1">22. Which of the following layers the @ Controller annotation is used in ?</text:span></text:p>
      <text:p text:style-name="Standard">1. Business layer</text:p>
      <text:p text:style-name="Standard">2. Service layer .</text:p>
      <text:p text:style-name="Standard"><text:soft-page-break/>3. Presentation layer .</text:p>
      <text:p text:style-name="Standard">4. Session layer .</text:p>
      <text:p text:style-name="Standard">5. None of these .</text:p>
      <text:p text:style-name="Standard"/>
      <text:p text:style-name="Standard"/>
      <text:p text:style-name="Standard"><text:span text:style-name="T1">23. Which Of The Following Is Not A Valid Diference Between @ Inject And @ Autowired</text:span></text:p>
      <text:p text:style-name="Standard"><text:span text:style-name="T1">Annotations ?</text:span></text:p>
      <text:p text:style-name="Standard">1. @ Inject annotation is part of Java EE 7’ s Context and Dependency Injection framework</text:p>
      <text:p text:style-name="Standard">while @ Autowired is the Spring Frameworks own implementation</text:p>
      <text:p text:style-name="Standard">2. @ Autowired is a legacy annotation whereas @ Inject is its latest version ..</text:p>
      <text:p text:style-name="Standard">3. There is no diference and both can be used interchangeably .</text:p>
      <text:p text:style-name="Standard">4. None of these .</text:p>
      <text:p text:style-name="Standard"/>
      <text:p text:style-name="Standard"/>
      <text:p text:style-name="Standard"><text:span text:style-name="T1">24. Which of the following statements is true ?</text:span></text:p>
      <text:p text:style-name="Standard">1. BeanFactory extends ApplicationContext .</text:p>
      <text:p text:style-name="Standard">2. ApplicationContext extends BeanFactory .</text:p>
      <text:p text:style-name="Standard">3. ApplicationContext implements BeanFactory .</text:p>
      <text:p text:style-name="Standard">4. BeanFactory implements ApplicationContext</text:p>
      <text:p text:style-name="Standard">5. None of these </text:p>
      <text:p text:style-name="Standard"/>
      <text:p text:style-name="Standard"><text:soft-page-break/></text:p>
      <text:p text:style-name="Standard"><text:span text:style-name="T1">25. Which of the following is advice supported by Aspect Annotation ?</text:span></text:p>
      <text:p text:style-name="Standard">A . @ Before</text:p>
      <text:p text:style-name="Standard">B . @ After</text:p>
      <text:p text:style-name="Standard">C . @ AfterReturning</text:p>
      <text:p text:style-name="Standard">D . All of the mentioned</text:p>
      <text:p text:style-name="Standard"/>
      <text:p text:style-name="Standard"/>
      <text:p text:style-name="Standard"><text:span text:style-name="T1">26. Which advice is executed only when joint point returns or throws an exception ?</text:span></text:p>
      <text:p text:style-name="Standard">A . @ Before</text:p>
      <text:p text:style-name="Standard">B . @ After</text:p>
      <text:p text:style-name="Standard">C . @ AfterReturning</text:p>
      <text:p text:style-name="Standard">D . @ AfterThrowing</text:p>
      <text:p text:style-name="Standard"/>
      <text:p text:style-name="Standard"/>
      <text:p text:style-name="Standard"><text:span text:style-name="T1">27. Special compiler used during weaving</text:span></text:p>
      <text:p text:style-name="Standard">A . jvm </text:p>
      <text:p text:style-name="Standard">B . gcc</text:p>
      <text:p text:style-name="Standard">C . ajc</text:p>
      <text:p text:style-name="Standard">D . none of the mentioned</text:p>
      <text:p text:style-name="Standard"/>
      <text:p text:style-name="Standard"><text:soft-page-break/></text:p>
      <text:p text:style-name="Standard"><text:span text:style-name="T1">28. How to inject Spring bean into domain objcts</text:span></text:p>
      <text:p text:style-name="Standard">A . AOP</text:p>
      <text:p text:style-name="Standard">B . XML </text:p>
      <text:p text:style-name="Standard">C . AspectJ</text:p>
      <text:p text:style-name="Standard">D . Java Based</text:p>
      <text:p text:style-name="Standard"/>
      <text:p text:style-name="Standard"/>
      <text:p text:style-name="Standard"><text:span text:style-name="T1">29. Method used to process bean before initialization callback</text:span></text:p>
      <text:p text:style-name="Standard">A . scope</text:p>
      <text:p text:style-name="Standard">B . postProcessAfterInitialization ()</text:p>
      <text:p text:style-name="Standard">C . postProcessBeforeInitialization ()</text:p>
      <text:p text:style-name="Standard">D . it ’ s own constructor</text:p>
      <text:p text:style-name="Standard"/>
      <text:p text:style-name="Standard"/>
      <text:p text:style-name="Standard"><text:span text:style-name="T1">30. Which attribute is used to set the scope of the bean ?</text:span></text:p>
      <text:p text:style-name="Standard">A . setScope</text:p>
      <text:p text:style-name="Standard">B . scope</text:p>
      <text:p text:style-name="Standard">C . getScope</text:p>
      <text:p text:style-name="Standard">D . none of the mentioned</text:p>
      <text:p text:style-name="Standard"/>
      <text:p text:style-name="Standard"><text:soft-page-break/></text:p>
      <text:p text:style-name="Standard"><text:span text:style-name="T1">31. Which attribute is used to specify classname of the bean ?</text:span></text:p>
      <text:p text:style-name="Standard">A . name</text:p>
      <text:p text:style-name="Standard">B . id</text:p>
      <text:p text:style-name="Standard">C . class</text:p>
      <text:p text:style-name="Standard">D . constructor - args</text:p>
      <text:p text:style-name="Standard"/>
      <text:p text:style-name="Standard"/>
      <text:p text:style-name="Standard"><text:span text:style-name="T1">32. Which tag is also allowed by static feld ?</text:span></text:p>
      <text:p text:style-name="Standard">A . util : constant</text:p>
      <text:p text:style-name="Standard">B . list </text:p>
      <text:p text:style-name="Standard">C . set </text:p>
      <text:p text:style-name="Standard">D . Constructor - args</text:p>
      <text:p text:style-name="Standard"/>
      <text:p text:style-name="Standard"/>
      <text:p text:style-name="Standard"><text:span text:style-name="T1">33. How before advice works ?</text:span></text:p>
      <text:p text:style-name="Standard">A - Run advice before a class loads .</text:p>
      <text:p text:style-name="Standard">B - Run advice before a method execution .</text:p>
      <text:p text:style-name="Standard">C - Run advice before http response is to be returned .</text:p>
      <text:p text:style-name="Standard">D - Run advice before http request is to be processed </text:p>
      <text:p text:style-name="Standard"/>
      <text:p text:style-name="Standard"><text:soft-page-break/></text:p>
      <text:p text:style-name="Standard"><text:span text:style-name="T1">34 - What is Introduction ?</text:span></text:p>
      <text:p text:style-name="Standard">A - An introduction represents a point in your application where you can plug - in</text:p>
      <text:p text:style-name="Standard">AOP aspect .</text:p>
      <text:p text:style-name="Standard">B - This is used to inject values in objects .</text:p>
      <text:p text:style-name="Standard">C - This is not invoked during program execution by Spring AOP framework .</text:p>
      <text:p text:style-name="Standard">D - An introduction allows you to add new methods or attributes to existing</text:p>
      <text:p text:style-name="Standard">classes .</text:p>
      <text:p text:style-name="Standard"/>
      <text:p text:style-name="Standard"/>
      <text:p text:style-name="Standard"><text:span text:style-name="T1">35 - How to use ref keyword in beans .</text:span></text:p>
      <text:p text:style-name="Standard"><text:span text:style-name="T1">xml ?</text:span></text:p>
      <text:p text:style-name="Standard">A - Using setter method only .</text:p>
      <text:p text:style-name="Standard">B - Using constructor argument only .</text:p>
      <text:p text:style-name="Standard">C - Using setter method and constructor argument both .</text:p>
      <text:p text:style-name="Standard">D - None of the above .</text:p>
      <text:p text:style-name="Standard"/>
      <text:p text:style-name="Standard"/>
      <text:p text:style-name="Standard"><text:span text:style-name="T1">36- How do you turn on annotation wiring ?</text:span></text:p>
      <text:p text:style-name="Standard">A - Add &lt; annotation - context : confg /&gt; to bean confguration .</text:p>
      <text:p text:style-name="Standard">B - Add &lt; annotation - confg /&gt; to bean confguration .</text:p>
      <text:p text:style-name="Standard"><text:soft-page-break/>C - Add &lt; annotation - context - confg /&gt; to bean confguration .</text:p>
      <text:p text:style-name="Standard">D - Add &lt; context : annotation - confg /&gt; to bean confguration .</text:p>
      <text:p text:style-name="Standard"/>
      <text:p text:style-name="Standard"/>
      <text:p text:style-name="Standard"><text:span text:style-name="T1">37 - What is Join point ?</text:span></text:p>
      <text:p text:style-name="Standard">A - This represents a point in your application which joins two objects .</text:p>
      <text:p text:style-name="Standard">B - This represents a point in your object where you join values .</text:p>
      <text:p text:style-name="Standard">C - This represents a point in your object where you join injected values .</text:p>
      <text:p text:style-name="Standard">D - This represents a point in your application where you can plug - in AOP</text:p>
      <text:p text:style-name="Standard">aspect .</text:p>
      <text:p text:style-name="Standard"/>
      <text:p text:style-name="Standard"/>
      <text:p text:style-name="Standard"><text:span text:style-name="T1">38 - What are the diferent points where weaving can be applied ?</text:span></text:p>
      <text:p text:style-name="Standard">A - Compile time , load time</text:p>
      <text:p text:style-name="Standard">B - Compile time , run time</text:p>
      <text:p text:style-name="Standard">C - Run time</text:p>
      <text:p text:style-name="Standard">D - Compile time , load Time , Run time</text:p>
      <text:p text:style-name="Standard"/>
      <text:p text:style-name="Standard"/>
      <text:p text:style-name="Standard"><text:span text:style-name="T1">39 - Which of the following database is not supported using jdbcTemplate ?</text:span></text:p>
      <text:p text:style-name="Standard">A - MySql</text:p>
      <text:p text:style-name="Standard"><text:soft-page-break/>B - PostgresSql</text:p>
      <text:p text:style-name="Standard">C - NoSql</text:p>
      <text:p text:style-name="Standard">D - Oracle</text:p>
      <text:p text:style-name="Standard"/>
      <text:p text:style-name="Standard"/>
      <text:p text:style-name="Standard"><text:span text:style-name="T1">40. What is bean scope ?</text:span></text:p>
      <text:p text:style-name="Standard">A - Bean scope forces Spring to produce a new bean instance as per the scope</text:p>
      <text:p text:style-name="Standard">defned .</text:p>
      <text:p text:style-name="Standard">B - Bean scope defnes the accessibility of bean in a java class .</text:p>
      <text:p text:style-name="Standard">C - Bean scope defnes the accessibility of bean in a java package .</text:p>
      <text:p text:style-name="Standard">D - Bean scope defnes the accessibility of bean in a web application .</text:p>
      <text:p text:style-name="Standard"/>
      <text:p text:style-name="Standard"/>
      <text:p text:style-name="Standard"><text:span text:style-name="T1">41. Which of the following aspect implementation spring supports ?</text:span></text:p>
      <text:p text:style-name="Standard">A - XML Schema based aspect implementation</text:p>
      <text:p text:style-name="Standard">B - @ AspectJ based aspect implementation</text:p>
      <text:p text:style-name="Standard">C - Both of above .</text:p>
      <text:p text:style-name="Standard">D - None of above .</text:p>
      <text:p text:style-name="Standard"/>
      <text:p text:style-name="Standard"/>
      <text:p text:style-name="Standard"><text:span text:style-name="T1">42. - Core container has AOP as one of its module .</text:span></text:p>
      <text:p text:style-name="Standard"><text:soft-page-break/>A - True</text:p>
      <text:p text:style-name="Standard">B - False</text:p>
      <text:p text:style-name="Standard"/>
      <text:p text:style-name="Standard"/>
      <text:p text:style-name="Standard"><text:span text:style-name="T1">43. - Which of the following stands true for spring beans ?</text:span></text:p>
      <text:p text:style-name="Standard">A - Spring beans are managed by the Spring IoC container .</text:p>
      <text:p text:style-name="Standard">B - Spring beans are instantiated , assembled , and otherwise managed by a</text:p>
      <text:p text:style-name="Standard">Spring IoC container .</text:p>
      <text:p text:style-name="Standard">C - Spring beans are simple POJOs .</text:p>
      <text:p text:style-name="Standard">D - All of the above .</text:p>
      <text:p text:style-name="Standard"/>
      <text:p text:style-name="Standard"/>
      <text:p text:style-name="Standard"><text:span text:style-name="T1">44. - How to get object of a service in spring framework ?</text:span></text:p>
      <text:p text:style-name="Standard">A - Using new keyword</text:p>
      <text:p text:style-name="Standard">B - Using dependency injection</text:p>
      <text:p text:style-name="Standard"/>
      <text:p text:style-name="Standard"/>
      <text:p text:style-name="Standard"><text:span text:style-name="T1">45. What is Target object ?</text:span></text:p>
      <text:p text:style-name="Standard">A - A represents a object in your application where you can plug - in AOP aspect .</text:p>
      <text:p text:style-name="Standard">B - The object being advised by one or more aspects , this object will always be a</text:p>
      <text:p text:style-name="Standard">proxy object ,</text:p>
      <text:p text:style-name="Standard"><text:soft-page-break/>also referred to as the advised object .</text:p>
      <text:p text:style-name="Standard">C - This is used to inject values in objects .</text:p>
      <text:p text:style-name="Standard">D - This is not invoked during program execution by Spring AOP framework .</text:p>
      <text:p text:style-name="Standard"/>
      <text:p text:style-name="Standard"/>
      <text:p text:style-name="Standard"><text:span text:style-name="T1">46- What is Weaving ?</text:span></text:p>
      <text:p text:style-name="Standard">A - Weaving is the process of injecting values in objects to create an advised</text:p>
      <text:p text:style-name="Standard">object .</text:p>
      <text:p text:style-name="Standard">B - Weaving is the process of linking aspects with other application types or</text:p>
      <text:p text:style-name="Standard">objects to create an</text:p>
      <text:p text:style-name="Standard">advised object .</text:p>
      <text:p text:style-name="Standard">C - This is used to inject values in objects .</text:p>
      <text:p text:style-name="Standard">D - Weaving is used to check object dependencies .</text:p>
      <text:p text:style-name="Standard"/>
      <text:p text:style-name="Standard"/>
      <text:p text:style-name="Standard"><text:span text:style-name="T1">47- What are the diferent points where weaving can be applied ?</text:span></text:p>
      <text:p text:style-name="Standard">A - Compile time , load time</text:p>
      <text:p text:style-name="Standard">B - Compile time , run time</text:p>
      <text:p text:style-name="Standard">C - Run time</text:p>
      <text:p text:style-name="Standard">D - Compile time , load Time , Run time</text:p>
      <text:p text:style-name="Standard"/>
      <text:p text:style-name="Standard"><text:soft-page-break/></text:p>
      <text:p text:style-name="Standard"><text:span text:style-name="T1">48- What are the types of advice ?</text:span></text:p>
      <text:p text:style-name="Standard">A - then , after , after - returning , after - throwing , around</text:p>
      <text:p text:style-name="Standard">B - When , after , after - returning , around</text:p>
      <text:p text:style-name="Standard">C - Where , after , after - returning , after - throwing , around</text:p>
      <text:p text:style-name="Standard">D - Before , after , after - returning , after - throwing , around</text:p>
      <text:p text:style-name="Standard"/>
      <text:p text:style-name="Standard"/>
      <text:p text:style-name="Standard"><text:span text:style-name="T1">49 - How before advice works ?</text:span></text:p>
      <text:p text:style-name="Standard">A - Run advice before a class loads .</text:p>
      <text:p text:style-name="Standard">B - Run advice before a method execution .</text:p>
      <text:p text:style-name="Standard">C - Run advice before http response is to be returned .</text:p>
      <text:p text:style-name="Standard">D - Run advice before http request is to be processed .</text:p>
      <text:p text:style-name="Standard"/>
      <text:p text:style-name="Standard"/>
      <text:p text:style-name="Standard"><text:span text:style-name="T1">50 - How after - returning advice works ?</text:span></text:p>
      <text:p text:style-name="Standard">A - Run advice after a class loads only if class loads successfully .</text:p>
      <text:p text:style-name="Standard">B - Run advice after a method execution only if method completes successfully .</text:p>
      <text:p text:style-name="Standard">C - Run advice after http response is returned only if http response is success .</text:p>
      <text:p text:style-name="Standard">D - Run advice after http request is processed with no exception .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1" meta:paragraph-count="319" meta:word-count="2421" meta:character-count="12265" meta:non-whitespace-character-count="10157"/>
    <meta:generator>LibreOfficeDev/6.0.5.2$Linux_X86_64 LibreOffice_project/</meta:generator>
  </office:meta>
</office:document-meta>
</file>